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dee6ef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d4f9d7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ffffff" draw:textarea-horizontal-align="left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  <loext:fill-complex-color loext:theme-type="light1" loext:color-type="theme"/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ffd7d7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eeeeee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e4a4cd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draw:marker-end="Circle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14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02cm" fo:min-width="1.406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ffdbb6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48cm" draw:marker-end-width="0.148cm" draw:stroke-linejoin="miter" svg:stroke-linecap="butt" draw:fill="solid" draw:fill-color="#e0c2cd" draw:textarea-horizontal-align="justify" draw:textarea-vertical-align="middle" draw:auto-grow-height="false" draw:fit-to-size="false" style:shrink-to-fit="false" fo:min-height="0.689cm" fo:min-width="3.853cm" fo:padding-top="0.108cm" fo:padding-bottom="0.108cm" fo:padding-left="0.233cm" fo:padding-right="0.233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gr17" style:family="graphic" style:parent-style-name="objectwithoutfill">
      <style:graphic-properties draw:marker-end="Triangle" draw:fill="none" draw:textarea-vertical-align="middle" loext:decorative="false"/>
    </style:style>
    <style:style style:name="pr1" style:family="presentation" style:parent-style-name="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solid" draw:fill-color="#dee6e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d4f9d7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solid" draw:fill-color="#ffd7d7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7" style:family="paragraph">
      <loext:graphic-properties draw:fill="solid" draw:fill-color="#eeeee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4a4cd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fill="solid" draw:fill-color="#ffffd7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dbb6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e0c2cd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Rectangle 5" draw:style-name="gr1" draw:text-style-name="P2" draw:layer="layout" svg:width="4.318cm" svg:height="0.904cm" svg:x="11.239cm" svg:y="3.81cm">
          <text:p text:style-name="P1"><text:span text:style-name="T1">ContactsAssocWith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">
          <draw:custom-shape draw:name="Rectangle 3" draw:style-name="gr3" draw:text-style-name="P3" draw:layer="layout" svg:width="4.318cm" svg:height="0.904cm" svg:x="28.575cm" svg:y="4.762cm">
            <text:p text:style-name="P1"><text:span text:style-name="T1">Free/Bus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" draw:text-style-name="P5" draw:layer="layout" svg:width="4.318cm" svg:height="0.904cm" svg:x="28.575cm" svg:y="5.666cm">
            <text:p text:style-name="P4"><text:span text:style-name="T1">Bus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" draw:text-style-name="P5" draw:layer="layout" svg:width="4.318cm" svg:height="0.904cm" svg:x="28.575cm" svg:y="6.57cm">
            <text:p text:style-name="P4"><text:span text:style-name="T1">Conta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5" draw:layer="layout" svg:width="4.318cm" svg:height="0.904cm" svg:x="28.575cm" svg:y="7.474cm">
            <text:p text:style-name="P4"><text:span text:style-name="T1">DateRan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" draw:text-style-name="P5" draw:layer="layout" svg:width="4.318cm" svg:height="0.904cm" svg:x="28.575cm" svg:y="8.378cm">
            <text:p text:style-name="P4"><text:span text:style-name="T1">Ta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" draw:text-style-name="P5" draw:layer="layout" svg:width="4.318cm" svg:height="0.904cm" svg:x="28.575cm" svg:y="9.282cm">
            <text:p text:style-name="P4"><text:span text:style-name="T1">TimeNo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>
          <draw:g draw:style-name="gr2">
            <draw:custom-shape draw:name="Rectangle 2" draw:style-name="gr5" draw:text-style-name="P6" draw:layer="layout" svg:width="4.318cm" svg:height="0.904cm" svg:x="5.524cm" svg:y="4.762cm">
              <text:p text:style-name="P1"><text:span text:style-name="T1">Contac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4" draw:text-style-name="P5" draw:layer="layout" svg:width="4.318cm" svg:height="0.904cm" svg:x="5.524cm" svg:y="5.666cm">
              <text:p text:style-name="P4"><text:span text:style-name="T1">Schedu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8" draw:style-name="gr1" draw:text-style-name="P2" draw:layer="layout" svg:width="4.318cm" svg:height="0.904cm" svg:x="1.206cm" svg:y="5.666cm">
            <text:p text:style-name="P1"><text:span text:style-name="T1">DefinedTime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>
          <draw:custom-shape draw:name="Rectangle 6" draw:style-name="gr6" draw:text-style-name="P7" draw:layer="layout" svg:width="4.318cm" svg:height="0.904cm" svg:x="5.524cm" svg:y="7.474cm">
            <text:p text:style-name="P1"><text:span text:style-name="T1">ChildTa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7" draw:layer="layout" svg:width="4.318cm" svg:height="0.904cm" svg:x="5.524cm" svg:y="8.378cm">
            <text:p text:style-name="P1"><text:span text:style-name="T1">DependentTa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2">
            <draw:custom-shape draw:name="Rectangle 1" draw:style-name="gr5" draw:text-style-name="P6" draw:layer="layout" svg:width="4.318cm" svg:height="0.904cm" svg:x="5.524cm" svg:y="9.282cm">
              <text:p text:style-name="P1"><text:span text:style-name="T1">Tas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4" draw:text-style-name="P5" draw:layer="layout" svg:width="4.318cm" svg:height="0.904cm" svg:x="5.524cm" svg:y="13.802cm">
              <text:p text:style-name="P4"><text:span text:style-name="T1">EstimatedTim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" draw:style-name="gr4" draw:text-style-name="P5" draw:layer="layout" svg:width="4.318cm" svg:height="0.904cm" svg:x="5.524cm" svg:y="10.186cm">
              <text:p text:style-name="P4"><text:span text:style-name="T1">CalculatedEndDat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4" draw:text-style-name="P5" draw:layer="layout" svg:width="4.318cm" svg:height="0.904cm" svg:x="5.524cm" svg:y="11.09cm">
              <text:p text:style-name="P4"><text:span text:style-name="T1">CalculatedStartDat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4" draw:text-style-name="P5" draw:layer="layout" svg:width="4.318cm" svg:height="0.904cm" svg:x="5.524cm" svg:y="11.994cm">
              <text:p text:style-name="P4"><text:span text:style-name="T1">CalculatedTimeElapse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4" draw:text-style-name="P5" draw:layer="layout" svg:width="4.318cm" svg:height="0.904cm" svg:x="5.524cm" svg:y="12.898cm">
              <text:p text:style-name="P4"><text:span text:style-name="T1">CalculatedTimeEstimate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style-name="gr7">
          <draw:line draw:style-name="gr8" draw:text-style-name="P8" draw:layer="layout" svg:x1="9.842cm" svg:y1="5.08cm" svg:x2="16.192cm" svg:y2="5.08cm">
            <text:p/>
          </draw:line>
        </draw:g>
        <draw:g draw:style-name="gr2">
          <draw:custom-shape draw:name="Rectangle 4" draw:style-name="gr1" draw:text-style-name="P2" draw:layer="layout" svg:width="4.318cm" svg:height="0.904cm" svg:x="11.239cm" svg:y="5.618cm">
            <text:p text:style-name="P1"><text:span text:style-name="T1">FreeForAssign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2">
            <draw:custom-shape draw:name="Rectangle 8" draw:style-name="gr9" draw:text-style-name="P9" draw:layer="layout" svg:width="4.318cm" svg:height="0.904cm" svg:x="15.557cm" svg:y="3.81cm">
              <text:p text:style-name="P1"><text:span text:style-name="T1">ContactAlloc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4" draw:text-style-name="P5" draw:layer="layout" svg:width="4.318cm" svg:height="0.904cm" svg:x="15.557cm" svg:y="5.618cm">
              <text:p text:style-name="P4"><text:span text:style-name="T1">FreeBusyConnector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4" draw:text-style-name="P5" draw:layer="layout" svg:width="4.318cm" svg:height="0.904cm" svg:x="15.557cm" svg:y="4.714cm">
              <text:p text:style-name="P4"><text:span text:style-name="T1">Contac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" draw:style-name="gr4" draw:text-style-name="P5" draw:layer="layout" svg:width="4.318cm" svg:height="0.904cm" svg:x="15.557cm" svg:y="7.426cm">
              <text:p text:style-name="P4"><text:span text:style-name="T1">TimeBlock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4" draw:text-style-name="P5" draw:layer="layout" svg:width="4.318cm" svg:height="0.904cm" svg:x="15.557cm" svg:y="6.522cm">
              <text:p text:style-name="P4"><text:span text:style-name="T1">Task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style-name="gr7">
          <draw:line draw:style-name="gr10" draw:text-style-name="P10" draw:layer="layout" svg:x1="9.842cm" svg:y1="9.525cm" svg:x2="10.477cm" svg:y2="9.525cm">
            <text:p/>
          </draw:line>
          <draw:line draw:style-name="gr10" draw:text-style-name="P10" draw:layer="layout" svg:x1="10.477cm" svg:y1="9.525cm" svg:x2="10.477cm" svg:y2="6.985cm">
            <text:p/>
          </draw:line>
          <draw:line draw:style-name="gr11" draw:text-style-name="P10" draw:layer="layout" svg:x1="10.477cm" svg:y1="6.985cm" svg:x2="15.557cm" svg:y2="6.985cm">
            <text:p/>
          </draw:line>
        </draw:g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ectangle 25" draw:style-name="gr13" draw:text-style-name="P12" draw:layer="layout" svg:width="4.318cm" svg:height="0.904cm" svg:x="2.984cm" svg:y="0.952cm">
          <text:p text:style-name="P1"><text:span text:style-name="T1">Start 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4" draw:layer="layout" svg:width="3.81cm" svg:height="2.54cm" svg:x="3.175cm" svg:y="6.032cm">
          <text:p text:style-name="P13"><text:span text:style-name="T2">Outstanding </text:span><text:span text:style-name="T2">Calcul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26" draw:style-name="gr15" draw:text-style-name="P15" draw:layer="layout" svg:width="4.318cm" svg:height="0.904cm" svg:x="2.984cm" svg:y="2.54cm">
          <text:p text:style-name="P1"><text:span text:style-name="T1">Each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" draw:text-style-name="P15" draw:layer="layout" svg:width="4.318cm" svg:height="0.904cm" svg:x="2.984cm" svg:y="4.176cm">
          <text:p text:style-name="P1"><text:span text:style-name="T1">Each 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4" draw:layer="layout" svg:width="3.81cm" svg:height="2.54cm" svg:x="7.937cm" svg:y="6.032cm">
          <text:p text:style-name="P13"><text:span text:style-name="T2">All Child Tasks Calculat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14" draw:layer="layout" svg:width="3.81cm" svg:height="2.54cm" svg:x="12.7cm" svg:y="6.032cm">
          <text:p text:style-name="P13"><text:span text:style-name="T2">All Dependent Tasks Calculat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name="Rectangle 28" draw:style-name="gr16" draw:text-style-name="P16" draw:layer="layout" svg:width="4.318cm" svg:height="0.904cm" svg:x="17.462cm" svg:y="6.774cm">
          <text:p text:style-name="P1"><text:span text:style-name="T1">GetAvailable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4" draw:layer="layout" svg:width="3.81cm" svg:height="2.54cm" svg:x="17.78cm" svg:y="8.572cm">
          <text:p text:style-name="P13"><text:span text:style-name="T2">Matching Time 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29" draw:style-name="gr16" draw:text-style-name="P16" draw:layer="layout" svg:width="4.318cm" svg:height="0.904cm" svg:x="17.589cm" svg:y="11.854cm">
          <text:p text:style-name="P1"><text:span text:style-name="T1">ApplyAvailable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6" draw:text-style-name="P16" draw:layer="layout" svg:width="4.318cm" svg:height="0.904cm" svg:x="17.589cm" svg:y="13.383cm">
          <text:p text:style-name="P1"><text:span text:style-name="T1">UpdateTaskCalc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7">
          <draw:line draw:style-name="gr10" draw:text-style-name="P10" draw:layer="layout" svg:x1="21.59cm" svg:y1="16.192cm" svg:x2="22.542cm" svg:y2="16.192cm">
            <text:p/>
          </draw:line>
          <draw:line draw:style-name="gr10" draw:text-style-name="P10" draw:layer="layout" svg:x1="22.542cm" svg:y1="16.192cm" svg:x2="22.542cm" svg:y2="2.857cm">
            <text:p/>
          </draw:line>
          <draw:line draw:style-name="gr17" draw:text-style-name="P10" draw:layer="layout" svg:x1="22.542cm" svg:y1="2.857cm" svg:x2="7.302cm" svg:y2="2.857cm">
            <text:p/>
          </draw:line>
        </draw:g>
        <draw:g draw:style-name="gr7">
          <draw:line draw:style-name="gr10" draw:text-style-name="P10" draw:layer="layout" svg:x1="5.08cm" svg:y1="8.572cm" svg:x2="5.08cm" svg:y2="9.207cm">
            <text:p/>
          </draw:line>
          <draw:line draw:style-name="gr10" draw:text-style-name="P10" draw:layer="layout" svg:x1="5.08cm" svg:y1="9.207cm" svg:x2="1.905cm" svg:y2="9.207cm">
            <text:p/>
          </draw:line>
          <draw:line draw:style-name="gr10" draw:text-style-name="P10" draw:layer="layout" svg:x1="1.905cm" svg:y1="9.207cm" svg:x2="1.905cm" svg:y2="4.445cm">
            <text:p/>
          </draw:line>
          <draw:line draw:style-name="gr17" draw:text-style-name="P10" draw:layer="layout" svg:x1="1.905cm" svg:y1="4.445cm" svg:x2="2.984cm" svg:y2="4.445cm">
            <text:p/>
          </draw:line>
        </draw:g>
        <draw:line draw:style-name="gr17" draw:text-style-name="P10" draw:layer="layout" svg:x1="5.08cm" svg:y1="5.08cm" svg:x2="5.08cm" svg:y2="6.032cm">
          <text:p/>
        </draw:line>
        <draw:line draw:style-name="gr17" draw:text-style-name="P10" draw:layer="layout" svg:x1="6.985cm" svg:y1="7.302cm" svg:x2="7.937cm" svg:y2="7.302cm">
          <text:p/>
        </draw:line>
        <draw:line draw:style-name="gr17" draw:text-style-name="P10" draw:layer="layout" svg:x1="11.747cm" svg:y1="7.302cm" svg:x2="12.7cm" svg:y2="7.302cm">
          <text:p/>
        </draw:line>
        <draw:line draw:style-name="gr17" draw:text-style-name="P10" draw:layer="layout" svg:x1="16.51cm" svg:y1="7.302cm" svg:x2="17.462cm" svg:y2="7.302cm">
          <text:p/>
        </draw:line>
        <draw:line draw:style-name="gr17" draw:text-style-name="P10" draw:layer="layout" svg:x1="19.685cm" svg:y1="7.678cm" svg:x2="19.685cm" svg:y2="8.572cm">
          <text:p/>
        </draw:line>
        <draw:line draw:style-name="gr17" draw:text-style-name="P10" draw:layer="layout" svg:x1="19.685cm" svg:y1="11.112cm" svg:x2="19.685cm" svg:y2="11.854cm">
          <text:p/>
        </draw:line>
        <draw:line draw:style-name="gr17" draw:text-style-name="P10" draw:layer="layout" svg:x1="19.685cm" svg:y1="12.758cm" svg:x2="19.685cm" svg:y2="13.383cm">
          <text:p/>
        </draw:line>
        <draw:line draw:style-name="gr17" draw:text-style-name="P10" draw:layer="layout" svg:x1="5.08cm" svg:y1="1.856cm" svg:x2="5.08cm" svg:y2="2.54cm">
          <text:p/>
        </draw:line>
        <draw:line draw:style-name="gr17" draw:text-style-name="P10" draw:layer="layout" svg:x1="5.08cm" svg:y1="3.444cm" svg:x2="5.08cm" svg:y2="4.176cm">
          <text:p/>
        </draw:line>
        <draw:g draw:style-name="gr7">
          <draw:line draw:style-name="gr10" draw:text-style-name="P10" draw:layer="layout" svg:x1="9.842cm" svg:y1="8.572cm" svg:x2="9.842cm" svg:y2="9.842cm">
            <text:p/>
          </draw:line>
          <draw:line draw:style-name="gr10" draw:text-style-name="P10" draw:layer="layout" svg:x1="9.842cm" svg:y1="9.842cm" svg:x2="1.905cm" svg:y2="9.842cm">
            <text:p/>
          </draw:line>
          <draw:line draw:style-name="gr17" draw:text-style-name="P10" draw:layer="layout" svg:x1="1.905cm" svg:y1="9.842cm" svg:x2="1.905cm" svg:y2="9.207cm">
            <text:p/>
          </draw:line>
        </draw:g>
        <draw:g draw:style-name="gr7">
          <draw:line draw:style-name="gr10" draw:text-style-name="P10" draw:layer="layout" svg:x1="14.605cm" svg:y1="8.572cm" svg:x2="14.605cm" svg:y2="9.842cm">
            <text:p/>
          </draw:line>
          <draw:line draw:style-name="gr17" draw:text-style-name="P10" draw:layer="layout" svg:x1="14.605cm" svg:y1="9.842cm" svg:x2="9.842cm" svg:y2="9.842cm">
            <text:p/>
          </draw:line>
        </draw:g>
        <draw:custom-shape draw:style-name="gr14" draw:text-style-name="P14" draw:layer="layout" svg:width="3.81cm" svg:height="2.54cm" svg:x="17.78cm" svg:y="14.922cm">
          <text:p text:style-name="P13"><text:span text:style-name="T2">End of Loo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4" draw:layer="layout" svg:width="3.81cm" svg:height="2.54cm" svg:x="23.495cm" svg:y="14.922cm">
          <text:p text:style-name="P13"><text:span text:style-name="T2">Non-estimated task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4" draw:layer="layout" svg:width="3.81cm" svg:height="2.54cm" svg:x="23.495cm" svg:y="8.572cm">
          <text:p text:style-name="P13"><text:span text:style-name="T2">Less than lim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31" draw:style-name="gr13" draw:text-style-name="P12" draw:layer="layout" svg:width="4.318cm" svg:height="0.904cm" svg:x="28.257cm" svg:y="9.256cm">
          <text:p text:style-name="P1"><text:span text:style-name="T1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0" draw:layer="layout" svg:x1="19.685cm" svg:y1="14.287cm" svg:x2="19.685cm" svg:y2="14.922cm">
          <text:p/>
        </draw:line>
        <draw:g draw:style-name="gr7">
          <draw:line draw:style-name="gr10" draw:text-style-name="P10" draw:layer="layout" svg:x1="19.685cm" svg:y1="17.462cm" svg:x2="19.685cm" svg:y2="18.097cm">
            <text:p/>
          </draw:line>
          <draw:line draw:style-name="gr10" draw:text-style-name="P10" draw:layer="layout" svg:x1="19.685cm" svg:y1="18.097cm" svg:x2="25.4cm" svg:y2="18.097cm">
            <text:p/>
          </draw:line>
          <draw:line draw:style-name="gr17" draw:text-style-name="P10" draw:layer="layout" svg:x1="25.4cm" svg:y1="18.097cm" svg:x2="25.4cm" svg:y2="17.462cm">
            <text:p/>
          </draw:line>
        </draw:g>
        <draw:line draw:style-name="gr17" draw:text-style-name="P10" draw:layer="layout" svg:x1="25.4cm" svg:y1="14.922cm" svg:x2="25.4cm" svg:y2="11.112cm">
          <text:p/>
        </draw:line>
        <draw:line draw:style-name="gr17" draw:text-style-name="P10" draw:layer="layout" svg:x1="27.305cm" svg:y1="9.842cm" svg:x2="28.257cm" svg:y2="9.842cm">
          <text:p/>
        </draw:line>
        <draw:g draw:style-name="gr7">
          <draw:line draw:style-name="gr10" draw:text-style-name="P10" draw:layer="layout" svg:x1="25.4cm" svg:y1="8.572cm" svg:x2="25.4cm" svg:y2="1.27cm">
            <text:p/>
          </draw:line>
          <draw:line draw:style-name="gr17" draw:text-style-name="P10" draw:layer="layout" svg:x1="25.4cm" svg:y1="1.27cm" svg:x2="7.302cm" svg:y2="1.27cm">
            <text:p/>
          </draw:line>
        </draw:g>
        <draw:line draw:style-name="gr17" draw:text-style-name="P10" draw:layer="layout" svg:x1="17.78cm" svg:y1="9.842cm" svg:x2="14.605cm" svg:y2="9.842cm">
          <text:p/>
        </draw:line>
        <presentation:notes draw:style-name="dp2">
          <draw:page-thumbnail draw:style-name="gr12" draw:layer="layout" svg:width="0.001cm" svg:height="0.002cm" svg:x="0.004cm" svg:y="0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Daniel Patterson</meta:initial-creator>
    <meta:editing-cycles>15</meta:editing-cycles>
    <meta:creation-date>2025-07-23T12:11:03</meta:creation-date>
    <dc:date>2025-07-31T12:00:50.707834500</dc:date>
    <meta:editing-duration>PT1H5M48S</meta:editing-duration>
    <meta:generator>LibreOffice/25.2.5.2$Windows_X86_64 LibreOffice_project/03d19516eb2e1dd5d4ccd751a0d6f35f35e08022</meta:generator>
    <meta:document-statistic meta:object-count="226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